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6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240">
            <text:p>2240</text:p>
          </table:table-cell>
          <table:table-cell office:value-type="float" office:value="0.079046">
            <text:p>0,079046</text:p>
          </table:table-cell>
          <table:table-cell office:value-type="float" office:value="0.000566">
            <text:p>0,000566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0">
            <text:p>8960</text:p>
          </table:table-cell>
          <table:table-cell office:value-type="float" office:value="0.079001">
            <text:p>0,079001</text:p>
          </table:table-cell>
          <table:table-cell office:value-type="float" office:value="0.00018978">
            <text:p>0,00018978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840">
            <text:p>35840</text:p>
          </table:table-cell>
          <table:table-cell office:value-type="float" office:value="0.078986">
            <text:p>0,078986</text:p>
          </table:table-cell>
          <table:table-cell office:value-type="float" office:value="0.000056971">
            <text:p>0,000056971</text:p>
          </table:table-cell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3360">
            <text:p>143360</text:p>
          </table:table-cell>
          <table:table-cell office:value-type="float" office:value="0.078982">
            <text:p>0,078982</text:p>
          </table:table-cell>
          <table:table-cell table:formula="of:=0.000010368" office:value-type="float" office:value="0.000010368">
            <text:p>0,00001036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3440">
            <text:p>573440</text:p>
          </table:table-cell>
          <table:table-cell office:value-type="float" office:value="0.078981">
            <text:p>0,078981</text:p>
          </table:table-cell>
          <table:table-cell office:value-type="float" office:value="0">
            <text:p>0,0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9T22:02:23</dc:date>
    <dc:creator>Echoes </dc:creator>
    <meta:generator>LibreOffice/4.0.2.2$Linux_x86 LibreOffice_project/400m0$Build-2</meta:generator>
    <meta:editing-duration>P0D</meta:editing-duration>
    <meta:editing-cycles>1</meta:editing-cycles>
    <meta:document-statistic meta:table-count="1" meta:cell-count="20" meta:object-count="0"/>
  </office:meta>
</office:document-meta>
</file>